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161b0d" officeooo:paragraph-rsid="00161b0d"/>
    </style:style>
    <style:style style:name="P8" style:family="paragraph" style:parent-style-name="Standard">
      <style:text-properties officeooo:rsid="00074818" officeooo:paragraph-rsid="0018dd85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0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1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12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22fdf" officeooo:paragraph-rsid="00a0ceec"/>
    </style:style>
    <style:style style:name="P13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38c66" officeooo:paragraph-rsid="00a0ceec"/>
    </style:style>
    <style:style style:name="P14" style:family="paragraph" style:parent-style-name="Standard" style:master-page-name="">
      <style:paragraph-properties fo:margin-left="1.9cm" fo:margin-right="0cm" fo:margin-top="0.101cm" fo:margin-bottom="0cm" loext:contextual-spacing="false" fo:text-indent="0cm" style:auto-text-indent="false" style:page-number="auto"/>
      <style:text-properties officeooo:rsid="00a80131" officeooo:paragraph-rsid="00a80131"/>
    </style:style>
    <style:style style:name="P15" style:family="paragraph" style:parent-style-name="Standard">
      <style:text-properties officeooo:rsid="00161b0d" officeooo:paragraph-rsid="010e1b74"/>
    </style:style>
    <style:style style:name="P16" style:family="paragraph" style:parent-style-name="Standard" style:list-style-name="L3">
      <style:text-properties fo:font-weight="bold" officeooo:rsid="0009c7d6" officeooo:paragraph-rsid="0009c7d6" style:font-weight-asian="bold" style:font-weight-complex="bold"/>
    </style:style>
    <style:style style:name="P17" style:family="paragraph" style:parent-style-name="Standard" style:list-style-name="L7">
      <style:text-properties officeooo:rsid="000b4640" officeooo:paragraph-rsid="000b6085"/>
    </style:style>
    <style:style style:name="P18" style:family="paragraph" style:parent-style-name="Standard">
      <style:text-properties officeooo:rsid="000b4640" officeooo:paragraph-rsid="000b6085"/>
    </style:style>
    <style:style style:name="P19" style:family="paragraph" style:parent-style-name="Standard">
      <style:text-properties officeooo:paragraph-rsid="00fbc9e2"/>
    </style:style>
    <style:style style:name="P20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2d20f9"/>
    </style:style>
    <style:style style:name="P21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a0ceec"/>
    </style:style>
    <style:style style:name="P22" style:family="paragraph" style:parent-style-name="Standard" style:list-style-name="L3">
      <style:paragraph-properties fo:margin-top="0.199cm" fo:margin-bottom="0cm" loext:contextual-spacing="false"/>
      <style:text-properties fo:font-weight="bold" officeooo:rsid="000b4640" officeooo:paragraph-rsid="00a0ceec" style:font-weight-asian="bold" style:font-weight-complex="bold"/>
    </style:style>
    <style:style style:name="P23" style:family="paragraph" style:parent-style-name="Standard" style:list-style-name="L2">
      <style:paragraph-properties fo:margin-top="0cm" fo:margin-bottom="0.199cm" loext:contextual-spacing="false"/>
      <style:text-properties officeooo:rsid="00389b89" officeooo:paragraph-rsid="00389b89"/>
    </style:style>
    <style:style style:name="P24" style:family="paragraph" style:parent-style-name="Standard" style:list-style-name="L2">
      <style:paragraph-properties fo:margin-top="0cm" fo:margin-bottom="0.199cm" loext:contextual-spacing="false"/>
      <style:text-properties officeooo:rsid="0038cc2f" officeooo:paragraph-rsid="0038cc2f"/>
    </style:style>
    <style:style style:name="P25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065f4b"/>
    </style:style>
    <style:style style:name="P26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074818" officeooo:paragraph-rsid="010e1b74"/>
    </style:style>
    <style:style style:name="P27" style:family="paragraph" style:parent-style-name="Standard" style:list-style-name="L4">
      <style:paragraph-properties fo:margin-top="0.101cm" fo:margin-bottom="0cm" loext:contextual-spacing="false"/>
      <style:text-properties fo:font-style="italic" officeooo:rsid="00192afb" officeooo:paragraph-rsid="009f5d2e" style:font-style-asian="italic" style:font-style-complex="italic"/>
    </style:style>
    <style:style style:name="P28" style:family="paragraph" style:parent-style-name="Standard" style:list-style-name="L4">
      <style:paragraph-properties fo:margin-top="0.101cm" fo:margin-bottom="0cm" loext:contextual-spacing="false"/>
      <style:text-properties fo:font-style="italic" officeooo:rsid="00a80131" officeooo:paragraph-rsid="00a80131" style:font-style-asian="italic" style:font-style-complex="italic"/>
    </style:style>
    <style:style style:name="P29" style:family="paragraph" style:parent-style-name="Standard" style:list-style-name="L4">
      <style:paragraph-properties fo:margin-top="0.101cm" fo:margin-bottom="0cm" loext:contextual-spacing="false"/>
      <style:text-properties officeooo:rsid="00192afb" officeooo:paragraph-rsid="009f5d2e"/>
    </style:style>
    <style:style style:name="P30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31" style:family="paragraph" style:parent-style-name="Standard" style:list-style-name="L5">
      <style:paragraph-properties fo:margin-top="0.101cm" fo:margin-bottom="0cm" loext:contextual-spacing="false"/>
      <style:text-properties officeooo:rsid="0009c7d6" officeooo:paragraph-rsid="002d20f9"/>
    </style:style>
    <style:style style:name="P32" style:family="paragraph" style:parent-style-name="Standard" style:list-style-name="L6">
      <style:paragraph-properties fo:margin-top="0.101cm" fo:margin-bottom="0cm" loext:contextual-spacing="false"/>
      <style:text-properties officeooo:rsid="0009c7d6" officeooo:paragraph-rsid="000b6085"/>
    </style:style>
    <style:style style:name="P33" style:family="paragraph" style:parent-style-name="Standard" style:list-style-name="L3">
      <style:paragraph-properties fo:margin-top="0.3cm" fo:margin-bottom="0cm" loext:contextual-spacing="false"/>
      <style:text-properties officeooo:rsid="002d20f9" officeooo:paragraph-rsid="00cd3cc2"/>
    </style:style>
    <style:style style:name="P34" style:family="paragraph" style:parent-style-name="Standard">
      <style:paragraph-properties fo:margin-left="1.251cm" fo:margin-right="0cm" fo:margin-top="0.199cm" fo:margin-bottom="0.199cm" loext:contextual-spacing="false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5" style:family="paragraph" style:parent-style-name="Standard" style:list-style-name="L1">
      <style:paragraph-properties fo:margin-top="0cm" fo:margin-bottom="0.101cm" loext:contextual-spacing="false"/>
      <style:text-properties officeooo:rsid="00074818" officeooo:paragraph-rsid="010e1b74"/>
    </style:style>
    <style:style style:name="P36" style:family="paragraph" style:parent-style-name="Standard" style:list-style-name="L1">
      <style:paragraph-properties fo:margin-top="0cm" fo:margin-bottom="0.101cm" loext:contextual-spacing="false"/>
      <style:text-properties officeooo:rsid="00161b0d" officeooo:paragraph-rsid="010e1b74"/>
    </style:style>
    <style:style style:name="P37" style:family="paragraph" style:parent-style-name="Text_20_body">
      <style:paragraph-properties fo:text-align="justify" style:justify-single-word="false"/>
      <style:text-properties officeooo:rsid="010a4d45" officeooo:paragraph-rsid="011fd87c"/>
    </style:style>
    <style:style style:name="P38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39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08c0183"/>
    </style:style>
    <style:style style:name="P40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09c2cdf"/>
    </style:style>
    <style:style style:name="P41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05cab4f"/>
    </style:style>
    <style:style style:name="P42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5eab71" officeooo:paragraph-rsid="005eab71"/>
    </style:style>
    <style:style style:name="P43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44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45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46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47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48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49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50" style:family="paragraph" style:parent-style-name="Text_20_body">
      <loext:graphic-properties draw:fill="none"/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paragraph-rsid="00f71593"/>
    </style:style>
    <style:style style:name="P51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52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53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54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55" style:family="paragraph" style:parent-style-name="Text_20_body" style:master-page-name="">
      <loext:graphic-properties draw:fill="none"/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56" style:family="paragraph" style:parent-style-name="Heading_20_1">
      <style:text-properties officeooo:paragraph-rsid="00f9d82c"/>
    </style:style>
    <style:style style:name="P57" style:family="paragraph" style:parent-style-name="Heading_20_3">
      <style:text-properties officeooo:rsid="0102a55f" officeooo:paragraph-rsid="0102a55f"/>
    </style:style>
    <style:style style:name="P58" style:family="paragraph" style:parent-style-name="Heading_20_3">
      <style:text-properties officeooo:paragraph-rsid="010e1b74"/>
    </style:style>
    <style:style style:name="T1" style:family="text">
      <style:text-properties officeooo:rsid="00074818"/>
    </style:style>
    <style:style style:name="T2" style:family="text">
      <style:text-properties officeooo:rsid="001056af"/>
    </style:style>
    <style:style style:name="T3" style:family="text">
      <style:text-properties officeooo:rsid="00122fdf"/>
    </style:style>
    <style:style style:name="T4" style:family="text">
      <style:text-properties officeooo:rsid="0012f1f2"/>
    </style:style>
    <style:style style:name="T5" style:family="text">
      <style:text-properties officeooo:rsid="001461f7"/>
    </style:style>
    <style:style style:name="T6" style:family="text">
      <style:text-properties officeooo:rsid="001487d3"/>
    </style:style>
    <style:style style:name="T7" style:family="text">
      <style:text-properties officeooo:rsid="00161b0d"/>
    </style:style>
    <style:style style:name="T8" style:family="text">
      <style:text-properties officeooo:rsid="0016e9aa"/>
    </style:style>
    <style:style style:name="T9" style:family="text">
      <style:text-properties officeooo:rsid="0018dd85"/>
    </style:style>
    <style:style style:name="T10" style:family="text">
      <style:text-properties officeooo:rsid="00192afb"/>
    </style:style>
    <style:style style:name="T11" style:family="text">
      <style:text-properties officeooo:rsid="001a68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a68d8" style:font-style-asian="italic" style:font-style-complex="italic"/>
    </style:style>
    <style:style style:name="T14" style:family="text">
      <style:text-properties fo:font-style="italic" officeooo:rsid="0038cc2f" style:font-style-asian="italic" style:font-style-complex="italic"/>
    </style:style>
    <style:style style:name="T15" style:family="text">
      <style:text-properties fo:font-style="italic" officeooo:rsid="003caf77" style:font-style-asian="italic" style:font-style-complex="italic"/>
    </style:style>
    <style:style style:name="T16" style:family="text">
      <style:text-properties fo:font-style="italic" officeooo:rsid="003c102f" style:font-style-asian="italic" style:font-style-complex="italic"/>
    </style:style>
    <style:style style:name="T17" style:family="text">
      <style:text-properties fo:font-style="italic" officeooo:rsid="003bad49" style:font-style-asian="italic" style:font-style-complex="italic"/>
    </style:style>
    <style:style style:name="T18" style:family="text">
      <style:text-properties fo:font-style="italic" officeooo:rsid="00427d59" style:font-style-asian="italic" style:font-style-complex="italic"/>
    </style:style>
    <style:style style:name="T19" style:family="text">
      <style:text-properties fo:font-style="italic" officeooo:rsid="00405e41" style:font-style-asian="italic" style:font-style-complex="italic"/>
    </style:style>
    <style:style style:name="T20" style:family="text">
      <style:text-properties fo:font-style="italic" officeooo:rsid="0078af0d" style:font-style-asian="italic" style:font-style-complex="italic"/>
    </style:style>
    <style:style style:name="T21" style:family="text">
      <style:text-properties fo:font-style="italic" officeooo:rsid="0078bc81" style:font-style-asian="italic" style:font-style-complex="italic"/>
    </style:style>
    <style:style style:name="T22" style:family="text">
      <style:text-properties fo:font-style="italic" officeooo:rsid="00b17031" style:font-style-asian="italic" style:font-style-complex="italic"/>
    </style:style>
    <style:style style:name="T23" style:family="text">
      <style:text-properties fo:font-style="italic" officeooo:rsid="00bd867a" style:font-style-asian="italic" style:font-style-complex="italic"/>
    </style:style>
    <style:style style:name="T24" style:family="text">
      <style:text-properties fo:font-style="italic" officeooo:rsid="00cbf2c6" style:font-style-asian="italic" style:font-style-complex="italic"/>
    </style:style>
    <style:style style:name="T25" style:family="text">
      <style:text-properties fo:font-style="italic" officeooo:rsid="00ebe6f7" style:font-style-asian="italic" style:font-style-complex="italic"/>
    </style:style>
    <style:style style:name="T26" style:family="text">
      <style:text-properties fo:font-style="italic" officeooo:rsid="00ec9600" style:font-style-asian="italic" style:font-style-complex="italic"/>
    </style:style>
    <style:style style:name="T27" style:family="text">
      <style:text-properties fo:font-style="italic" officeooo:rsid="00ed74ba" style:font-style-asian="italic" style:font-style-complex="italic"/>
    </style:style>
    <style:style style:name="T28" style:family="text">
      <style:text-properties fo:font-style="italic" officeooo:rsid="010709b2" style:font-style-asian="italic" style:font-style-complex="italic"/>
    </style:style>
    <style:style style:name="T29" style:family="text">
      <style:text-properties fo:font-style="italic" officeooo:rsid="00678f38" style:font-style-asian="italic" style:font-style-complex="italic"/>
    </style:style>
    <style:style style:name="T30" style:family="text">
      <style:text-properties fo:font-style="italic" officeooo:rsid="00bb1cf8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33" style:family="text">
      <style:text-properties officeooo:rsid="001c5e9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6d0c2" style:font-weight-asian="bold" style:font-weight-complex="bold"/>
    </style:style>
    <style:style style:name="T36" style:family="text">
      <style:text-properties fo:font-weight="bold" officeooo:rsid="00405e41" style:font-weight-asian="bold" style:font-weight-complex="bold"/>
    </style:style>
    <style:style style:name="T37" style:family="text">
      <style:text-properties fo:font-weight="bold" officeooo:rsid="005b7e8f" style:font-weight-asian="bold" style:font-weight-complex="bold"/>
    </style:style>
    <style:style style:name="T38" style:family="text">
      <style:text-properties fo:font-weight="bold" officeooo:rsid="0059ca04" style:font-weight-asian="bold" style:font-weight-complex="bold"/>
    </style:style>
    <style:style style:name="T39" style:family="text">
      <style:text-properties fo:font-weight="bold" officeooo:rsid="008d535f" style:font-weight-asian="bold" style:font-weight-complex="bold"/>
    </style:style>
    <style:style style:name="T40" style:family="text">
      <style:text-properties fo:font-weight="bold" officeooo:rsid="00d4b5c9" style:font-weight-asian="bold" style:font-weight-complex="bold"/>
    </style:style>
    <style:style style:name="T41" style:family="text">
      <style:text-properties fo:font-weight="bold" officeooo:rsid="00f9d82c" style:font-weight-asian="bold" style:font-weight-complex="bold"/>
    </style:style>
    <style:style style:name="T42" style:family="text">
      <style:text-properties fo:font-weight="bold" officeooo:rsid="00382174" style:font-weight-asian="bold" style:font-weight-complex="bold"/>
    </style:style>
    <style:style style:name="T43" style:family="text">
      <style:text-properties fo:font-weight="bold" officeooo:rsid="00074818" style:font-weight-asian="bold" style:font-weight-complex="bold"/>
    </style:style>
    <style:style style:name="T44" style:family="text">
      <style:text-properties officeooo:rsid="00389b89"/>
    </style:style>
    <style:style style:name="T45" style:family="text">
      <style:text-properties officeooo:rsid="0038cc2f"/>
    </style:style>
    <style:style style:name="T46" style:family="text">
      <style:text-properties officeooo:rsid="003bad49"/>
    </style:style>
    <style:style style:name="T47" style:family="text">
      <style:text-properties officeooo:rsid="003c102f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3ca7da" style:font-style-asian="normal" style:font-style-complex="normal"/>
    </style:style>
    <style:style style:name="T50" style:family="text">
      <style:text-properties fo:font-style="normal" officeooo:rsid="003caf77" style:font-style-asian="normal" style:font-style-complex="normal"/>
    </style:style>
    <style:style style:name="T51" style:family="text">
      <style:text-properties fo:font-style="normal" officeooo:rsid="0078bc81" style:font-style-asian="normal" style:font-style-complex="normal"/>
    </style:style>
    <style:style style:name="T52" style:family="text">
      <style:text-properties fo:font-style="normal" officeooo:rsid="00ebe6f7" style:font-style-asian="normal" style:font-style-complex="normal"/>
    </style:style>
    <style:style style:name="T53" style:family="text">
      <style:text-properties fo:font-style="normal" officeooo:rsid="00ec9600" style:font-style-asian="normal" style:font-style-complex="normal"/>
    </style:style>
    <style:style style:name="T54" style:family="text">
      <style:text-properties fo:font-style="normal" officeooo:rsid="00678f38" style:font-style-asian="normal" style:font-style-complex="normal"/>
    </style:style>
    <style:style style:name="T55" style:family="text">
      <style:text-properties officeooo:rsid="003caf77"/>
    </style:style>
    <style:style style:name="T56" style:family="text">
      <style:text-properties officeooo:rsid="003f7b6b"/>
    </style:style>
    <style:style style:name="T57" style:family="text">
      <style:text-properties officeooo:rsid="00405e41"/>
    </style:style>
    <style:style style:name="T58" style:family="text">
      <style:text-properties officeooo:rsid="00427d59"/>
    </style:style>
    <style:style style:name="T59" style:family="text">
      <style:text-properties officeooo:rsid="0059ca04"/>
    </style:style>
    <style:style style:name="T60" style:family="text">
      <style:text-properties officeooo:rsid="00644508"/>
    </style:style>
    <style:style style:name="T61" style:family="text">
      <style:text-properties officeooo:rsid="00685954"/>
    </style:style>
    <style:style style:name="T62" style:family="text">
      <style:text-properties officeooo:rsid="006cf863"/>
    </style:style>
    <style:style style:name="T63" style:family="text">
      <style:text-properties officeooo:rsid="0079e547"/>
    </style:style>
    <style:style style:name="T64" style:family="text">
      <style:text-properties officeooo:rsid="00842ddf"/>
    </style:style>
    <style:style style:name="T65" style:family="text">
      <style:text-properties officeooo:rsid="008b9ce0"/>
    </style:style>
    <style:style style:name="T66" style:family="text">
      <style:text-properties officeooo:rsid="00928402"/>
    </style:style>
    <style:style style:name="T67" style:family="text">
      <style:text-properties officeooo:rsid="0093d487"/>
    </style:style>
    <style:style style:name="T68" style:family="text">
      <style:text-properties officeooo:rsid="009a0ca0"/>
    </style:style>
    <style:style style:name="T69" style:family="text">
      <style:text-properties officeooo:rsid="009a8c30"/>
    </style:style>
    <style:style style:name="T70" style:family="text">
      <style:text-properties officeooo:rsid="009d1a78"/>
    </style:style>
    <style:style style:name="T71" style:family="text">
      <style:text-properties officeooo:rsid="00a87a09"/>
    </style:style>
    <style:style style:name="T72" style:family="text">
      <style:text-properties officeooo:rsid="00b5a6f8"/>
    </style:style>
    <style:style style:name="T73" style:family="text">
      <style:text-properties officeooo:rsid="00bd867a"/>
    </style:style>
    <style:style style:name="T74" style:family="text">
      <style:text-properties officeooo:rsid="00bf7a9c"/>
    </style:style>
    <style:style style:name="T75" style:family="text">
      <style:text-properties officeooo:rsid="00c0cbac"/>
    </style:style>
    <style:style style:name="T76" style:family="text">
      <style:text-properties officeooo:rsid="00c5287d"/>
    </style:style>
    <style:style style:name="T77" style:family="text">
      <style:text-properties officeooo:rsid="00c6a641"/>
    </style:style>
    <style:style style:name="T78" style:family="text">
      <style:text-properties officeooo:rsid="002ded57"/>
    </style:style>
    <style:style style:name="T79" style:family="text">
      <style:text-properties officeooo:rsid="00d9839a"/>
    </style:style>
    <style:style style:name="T80" style:family="text">
      <style:text-properties officeooo:rsid="00dac70e"/>
    </style:style>
    <style:style style:name="T81" style:family="text">
      <style:text-properties officeooo:rsid="00dc29d1"/>
    </style:style>
    <style:style style:name="T82" style:family="text">
      <style:text-properties fo:font-variant="small-caps" fo:font-style="normal" fo:font-weight="bold" officeooo:rsid="00405e41" style:font-style-asian="normal" style:font-weight-asian="bold" style:font-style-complex="normal" style:font-weight-complex="bold"/>
    </style:style>
    <style:style style:name="T83" style:family="text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T84" style:family="text">
      <style:text-properties fo:font-variant="small-caps" fo:font-weight="bold" style:font-weight-asian="bold" style:font-weight-complex="bold"/>
    </style:style>
    <style:style style:name="T85" style:family="text">
      <style:text-properties officeooo:rsid="00e58a55"/>
    </style:style>
    <style:style style:name="T86" style:family="text">
      <style:text-properties officeooo:rsid="00e752bc"/>
    </style:style>
    <style:style style:name="T87" style:family="text">
      <style:text-properties officeooo:rsid="00e87ef7"/>
    </style:style>
    <style:style style:name="T88" style:family="text">
      <style:text-properties officeooo:rsid="00ed74ba"/>
    </style:style>
    <style:style style:name="T89" style:family="text">
      <style:text-properties officeooo:rsid="00ede917"/>
    </style:style>
    <style:style style:name="T90" style:family="text">
      <style:text-properties officeooo:rsid="00ef3976"/>
    </style:style>
    <style:style style:name="T91" style:family="text">
      <style:text-properties officeooo:rsid="00f9d82c"/>
    </style:style>
    <style:style style:name="T92" style:family="text">
      <style:text-properties officeooo:rsid="00fc752b"/>
    </style:style>
    <style:style style:name="T93" style:family="text">
      <style:text-properties officeooo:rsid="00fd6318"/>
    </style:style>
    <style:style style:name="T94" style:family="text">
      <style:text-properties officeooo:rsid="00ff0c73"/>
    </style:style>
    <style:style style:name="T95" style:family="text">
      <style:text-properties officeooo:rsid="00678f38"/>
    </style:style>
    <style:style style:name="T96" style:family="text">
      <style:text-properties officeooo:rsid="00bb1cf8"/>
    </style:style>
    <style:style style:name="T97" style:family="text">
      <style:text-properties officeooo:rsid="011b76db"/>
    </style:style>
    <style:style style:name="T98" style:family="text">
      <style:text-properties officeooo:rsid="011f1e2a"/>
    </style:style>
    <style:style style:name="T99" style:family="text">
      <style:text-properties officeooo:rsid="011fd8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Mów mi Python!</text:h>
      <text:p text:style-name="P19"><text:span text:style-name="T91">– czyli </text:span><text:span text:style-name="T41">p</text:span><text:span text:style-name="T34">rogramowani</text:span><text:span text:style-name="T42">e</text:span><text:span text:style-name="T34"> </text:span><text:span text:style-name="T43">w języku Python</text:span><text:span text:style-name="T1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1">http://www.ceo.org.pl/pl/koduj</text:span></text:a><text:span text:style-name="T1">.</text:span></text:p>
      <text:p text:style-name="P5"/>
      <text:h text:style-name="Heading_20_3" text:outline-level="3">Po co, <text:span text:style-name="T8">czyli cele</text:span></text:h>
      <text:p text:style-name="P6">Celem <text:span text:style-name="T92">projektu</text:span> jest zachęc<text:span text:style-name="T7">a</text:span>nie nauczycieli i uczniów do programowania <text:span text:style-name="T7">z</text:span> wykorzystaniem języka Python. <text:span text:style-name="T1">Przygotowane materiały prezentują zarówno zalety języka, jak i podstawowe pojęcia związane z tworzeniem programów i algorytmiką.</text:span></text:p>
      <text:p text:style-name="P7"/>
      <text:p text:style-name="P9"><text:span text:style-name="T93">Ogólnym celem projektu</text:span> jest <text:span text:style-name="T93">propagowanie myślenia komputacyjnego, natomiast praktycznym rezultatem szkoleń ma być </text:span>wyposażenie uczestników w minimum wiedzy i umiejętności umożliwiających samodzielne kodowanie w Pythonie.</text:p>
      <text:p text:style-name="P5"/>
      <text:h text:style-name="Heading_20_3" text:outline-level="3">Dla kogo, <text:span text:style-name="T8">czyli co musi wiedzieć uczestnik</text:span></text:h>
      <text:p text:style-name="P10">Dla każdego <text:span text:style-name="T94">nauczyciela i ucznia</text:span>, co oznacza, że materiał <text:span text:style-name="T44">zawiera</text:span> moduły o różnym stopniu trudności. <text:span text:style-name="T94">Scenariusze zajęć oraz zakres przykładów można dostosować do </text:span>poziomu uczestników<text:span text:style-name="T8">.</text:span></text:p>
      <text:p text:style-name="P8"/>
      <text:h text:style-name="P57" text:outline-level="3">Oprogramowanie</text:h>
      <text:list xml:id="list6740011972491214829" text:style-name="L2">
        <text:list-item>
          <text:p text:style-name="P23"><text:span text:style-name="T31">Interpreter Pythona</text:span> w wersji <text:span text:style-name="T34">2.7.x</text:span>. Wykorzystanie wersji 3.x interpretera również jest możliwe, ale wymaga poprawiania kodu.</text:p>
        </text:list-item>
        <text:list-item>
          <text:p text:style-name="P23">System operacyjny <text:span text:style-name="T12">Linux </text:span>w wersji <text:a xlink:type="simple" xlink:href="http://python101.readthedocs.org/pl/latest/env/live.html" text:style-name="Internet_20_link" text:visited-style-name="Visited_20_Internet_20_Link">Live USB</text:a> <text:span text:style-name="T76">– polecamy dedykowaną do szkoleń </text:span><text:a xlink:type="simple" xlink:href="http://python101.readthedocs.org/pl/latest/env/live.html#polecane-dystrybucje" text:style-name="Internet_20_link" text:visited-style-name="Visited_20_Internet_20_Link"><text:span text:style-name="T76">LxPupTahr</text:span></text:a>, <text:span text:style-name="T77">lub desktopowej, np. (X)Ubuntu lub Debian</text:span>. Python jest domyślnym składnikiem systemu.</text:p>
        </text:list-item>
        <text:list-item>
          <text:p text:style-name="P23">System operacyjny <text:span text:style-name="T12">Windows </text:span><text:span text:style-name="T14">7 / 8 / </text:span><text:span text:style-name="T28">10</text:span><text:span text:style-name="T45">. Interpreter Pythona należy doinstalować.</text:span></text:p>
        </text:list-item>
        <text:list-item>
          <text:p text:style-name="P24">Dowolny edytor kodu, np. <text:span text:style-name="T12">Geany</text:span>, <text:span text:style-name="T12">PyCharm</text:span>, <text:span text:style-name="T24">Sublime Text</text:span> (działają w obu systemach).</text:p>
        </text:list-item>
        <text:list-item>
          <text:p text:style-name="P24"><text:span text:style-name="T49">Narzędzia dodatkowe: </text:span><text:span text:style-name="T15">pip</text:span><text:span text:style-name="T50"> (instalator modułów), </text:span><text:span text:style-name="T15">virtualenv</text:span><text:span text:style-name="T50"> (zarządzanie środowiskami uruchomieniowymi), g</text:span><text:span text:style-name="T12">it</text:span> <text:span text:style-name="T55">(</text:span>zarządzanie rozproszonym systemem kontroli wersji<text:span text:style-name="T55">).</text:span></text:p>
        </text:list-item>
        <text:list-item>
          <text:p text:style-name="P24">Biblioteki <text:span text:style-name="T47">i frameworki </text:span>Pythona wykorzystywane w przykładach: <text:span text:style-name="T22">Matplotlib,</text:span><text:span text:style-name="T12"> </text:span><text:span text:style-name="T16">Pygame, </text:span><text:span text:style-name="T12">Peewee, SQLAlchemy, Flask, Django, </text:span><text:span text:style-name="T17">Rgkit, RobotGame-bots, </text:span><text:span text:style-name="T20">Rgsimulator</text:span><text:span text:style-name="T46">.</text:span></text:p>
        </text:list-item>
      </text:list>
      <text:p text:style-name="P25"><text:span text:style-name="T34">Uwaga</text:span>: w ramach projektu przygotowano specjalną dystrybucję systemu Linux <text:a xlink:type="simple" xlink:href="http://python101.readthedocs.org/pl/latest/env/live.html#polecane-dystrybucje" text:style-name="Internet_20_link" text:visited-style-name="Visited_20_Internet_20_Link"><text:span text:style-name="T12">LxPupTahr</text:span></text:a> przeznaczoną do instalacji na kluczach USB w trybie <text:span text:style-name="T12">live</text:span>. System zawiera wymagane narzędzia i biblioteki Pythona, umożliwia realizację wszystkich scenariuszy oraz zapis plików tworzonych przez uczestników szkoleń.</text:p>
      <text:h text:style-name="Heading_20_3" text:outline-level="3">Co, <text:span text:style-name="T9">czyli treści</text:span></text:h>
      <text:p text:style-name="P37">Poniżej spis wszystkich materiałów przygotowanych w ramach projektu. Wersj<text:span text:style-name="T98">e</text:span> źródłow<text:span text:style-name="T98">e</text:span> razem z kodami dostępn<text:span text:style-name="T98">e</text:span> <text:span text:style-name="T98">są</text:span> w serwisie GitHub <text:span text:style-name="T98">pod adresem</text:span>: <text:a xlink:type="simple" xlink:href="https://github.com/koduj-z-klasa/python101" text:style-name="Internet_20_link" text:visited-style-name="Visited_20_Internet_20_Link">https://github.com/koduj-z-klasa/python101</text:a>. Wersja HTML: <text:a xlink:type="simple" xlink:href="http://python101.readthedocs.org/" text:style-name="Internet_20_link" text:visited-style-name="Visited_20_Internet_20_Link">http://python101.readthedocs.org</text:a> <text:span text:style-name="T99">lub </text:span><text:a xlink:type="simple" xlink:href="http://python101.rtfd.org/" text:style-name="Internet_20_link" text:visited-style-name="Visited_20_Internet_20_Link">http://python101.</text:a><text:a xlink:type="simple" xlink:href="http://python101.rtfd.org/" text:style-name="Internet_20_link" text:visited-style-name="Visited_20_Internet_20_Link"><text:span text:style-name="T99">rtfd</text:span></text:a><text:a xlink:type="simple" xlink:href="http://python101.rtfd.org/" text:style-name="Internet_20_link" text:visited-style-name="Visited_20_Internet_20_Link">.org</text:a>.</text:p>
      <text:p text:style-name="P37"/>
      <text:list xml:id="list7757477143794707396" text:style-name="L3">
        <text:list-item>
          <text:p text:style-name="P16"><text:soft-page-break/>Podstawy Pythona</text:p>
        </text:list-item>
      </text:list>
      <text:list xml:id="list4097099817479220570" text:style-name="L4">
        <text:list-item>
          <text:list>
            <text:list-item>
              <text:p text:style-name="P27">Toto Lotek</text:p>
              <text:p text:style-name="P29">Rozbudowany przykład wprowadzający podstawowe elementy języka, jak i programowania: zmienna, pobieranie i wyprowadzanie tekstu, proste typy danych, instrukcja warunkowa <text:span text:style-name="T13">if</text:span>, <text:span text:style-name="T11">wyrażenie logiczne, </text:span>pętla <text:span text:style-name="T12">for</text:span>, pętla <text:span text:style-name="T12">while</text:span>, <text:span text:style-name="T18">break</text:span><text:span text:style-name="T58">, </text:span><text:span text:style-name="T18">continue</text:span><text:span text:style-name="T58">, </text:span>złożone typy danych, lista, zbiór, <text:span text:style-name="T33">tupla, algorytm, poprawność algorytmu, obsługa wyjątków, funkcja, moduł.</text:span></text:p>
            </text:list-item>
            <text:list-item>
              <text:p text:style-name="P28">Python kreśli<text:span text:style-name="T48"> (Matplotlib)</text:span></text:p>
            </text:list-item>
          </text:list>
        </text:list-item>
      </text:list>
      <text:p text:style-name="P14">Materiał prezentujący tworzeni<text:span text:style-name="T71">e</text:span> wykresów oraz operacje matematyczne w Pythonie. <text:span text:style-name="T71">Zagadnienia: listy, notacja wycinkowa, wyrażenia listowe, wizualizacja danych.</text:span></text:p>
      <text:list xml:id="list175149045099121" text:continue-numbering="true" text:style-name="L4">
        <text:list-item>
          <text:list>
            <text:list-item>
              <text:p text:style-name="P30"><text:span text:style-name="T12">Python w przykładach</text:span> <text:span text:style-name="T10">– zestaw przykładów prezentujących praktyczne wykorzystanie wprowadzonych zagadnień</text:span></text:p>
            </text:list-item>
          </text:list>
        </text:list-item>
      </text:list>
      <text:list xml:id="list175148507821930" text:continue-list="list7757477143794707396" text:style-name="L3">
        <text:list-item>
          <text:p text:style-name="P33"><text:span text:style-name="T34">Gr</text:span><text:span text:style-name="T35">a</text:span><text:span text:style-name="T34"> robotów</text:span> (<text:span text:style-name="T12">Robot Game</text:span>, <text:span text:style-name="T56">rgkit</text:span>)</text:p>
        </text:list-item>
      </text:list>
      <text:p text:style-name="P34"><text:span text:style-name="T78">Przykład gry planszowej, w której zadaniem gracza-programisty jest tworzenie strategii walki robotów. Na podstawie przykładowych zasad działania robota oraz odpowiadającego im kodu, gracz "buduje" i testuje swojego robota. Zagadnienia: klasa, metoda, biblioteka, wyrażenia listowe, zbiory, listy, tuple, instrukcje warunkowe.</text:span></text:p>
      <text:list xml:id="list175147780544346" text:continue-numbering="true" text:style-name="L3">
        <text:list-item>
          <text:p text:style-name="P20"><text:span text:style-name="T34">Gry w Pythonie</text:span> <text:span text:style-name="T2">(Pygame)</text:span></text:p>
        </text:list-item>
      </text:list>
      <text:p text:style-name="P11">Przykłady multimedialne prezentujące tworzenie i manipulowanie prostymi obiektami graficznymi (Pong, Kółko i krzyżyk) oraz graficzną wizualizację struktur danych (Życie Conwaya).</text:p>
      <text:list xml:id="list6096015011057084191" text:style-name="L5">
        <text:list-item>
          <text:list>
            <text:list-item>
              <text:p text:style-name="P31"><text:span text:style-name="T12">Pong</text:span> (wersja strukturalna i obiektowa)</text:p>
            </text:list-item>
            <text:list-item>
              <text:p text:style-name="P31"><text:span text:style-name="T12">Kółko i krzyżyk</text:span> (wersja strukturalna i obiektowa)</text:p>
            </text:list-item>
            <text:list-item>
              <text:p text:style-name="P31"><text:span text:style-name="T12">Życie Conwaya</text:span> (wersja strukturalna i obiektowa)</text:p>
            </text:list-item>
          </text:list>
        </text:list-item>
      </text:list>
      <text:list xml:id="list175148690407651" text:continue-list="list175147780544346" text:style-name="L3">
        <text:list-item>
          <text:p text:style-name="P21"><text:span text:style-name="T34">Bazy danych</text:span> w Pythonie <text:span text:style-name="T3">(SQLite)</text:span></text:p>
        </text:list-item>
      </text:list>
      <text:p text:style-name="P12">Przykłady wykorzystania bazy danych: model bazy, tabela, pole, rekord, klucz podstawowy, klucz obcy, relacje, połączenie z bazą, operacje CRUD (Create, Read, Update, Delete), podstawy języka SQL, kwerenda, system ORM, klasa, obiekt, właściwości.</text:p>
      <text:list xml:id="list8038755101113389846" text:style-name="L6">
        <text:list-item>
          <text:list>
            <text:list-item>
              <text:p text:style-name="P32"><text:span text:style-name="T4">Moduł </text:span>SQL</text:p>
            </text:list-item>
            <text:list-item>
              <text:p text:style-name="P32">Systemy ORM (Peewee i SQLAlchemy)</text:p>
            </text:list-item>
          </text:list>
        </text:list-item>
      </text:list>
      <text:list xml:id="list175147862416169" text:continue-list="list175148690407651" text:style-name="L3">
        <text:list-item>
          <text:p text:style-name="P22">Aplikacje internetowe</text:p>
        </text:list-item>
      </text:list>
      <text:p text:style-name="P13">Przykłady zastosowania frameworków Flask i Django do tworzenia aplikacji działających w architekturze klient – serwer przy wykorzystaniu protokołu HTTP. Zagadnienia: żądania GET, POST, formularze, renderowanie widoków, szablony, tagi, treści dynamiczne i statyczne, arkusze stylów CSS</text:p>
      <text:list xml:id="list8816928689528538110" text:style-name="L7">
        <text:list-item>
          <text:list>
            <text:list-item>
              <text:p text:style-name="P17"><text:span text:style-name="T12">Quiz</text:span> <text:span text:style-name="T5">(Flask)</text:span></text:p>
            </text:list-item>
            <text:list-item>
              <text:p text:style-name="P17"><text:span text:style-name="T12">ToDo</text:span> <text:span text:style-name="T5">(Flask, SQLite)</text:span></text:p>
            </text:list-item>
            <text:list-item>
              <text:p text:style-name="P17"><text:span text:style-name="T12">Quiz</text:span> ORM <text:span text:style-name="T6">(Flask)</text:span></text:p>
            </text:list-item>
            <text:list-item>
              <text:p text:style-name="P17"><text:span text:style-name="T12">Czat</text:span> (<text:span text:style-name="T6">Django</text:span>)</text:p>
            </text:list-item>
          </text:list>
        </text:list-item>
      </text:list>
      <text:p text:style-name="P18"/>
      <text:h text:style-name="P58" text:outline-level="3"><text:soft-page-break/>Jak, <text:span text:style-name="T8">a więc metody</text:span></text:h>
      <text:p text:style-name="P26">Cechy języka Python przedstawiane są na przykładach, których realizacja może przyjąć różn<text:span text:style-name="T7">e</text:span> form<text:span text:style-name="T7">y</text:span> w zależności od dostępnego czasu. <text:span text:style-name="T64">Zasada ogólna jest prosta: im więcej mamy czasu, tym więcej metod aktywizujących (kodowanie, testowanie, ćwiczenia, konsola Pythona, konsola Django itp.); im mniej, tym więcej metod podających (pokaz, wyjaśnienia najważniejszych fragmentów kodu, kopiuj-wklej). W niektórych materiałach (np. Robot Game, gry w Pygame) po skopiowaniu i wklejeniu kodu warto stosować zasadę uruchom-zmodyfikuj-uruchom.</text:span></text:p>
      <text:list xml:id="list1259382934573200275" text:style-name="L1">
        <text:list-item>
          <text:p text:style-name="P35"><text:span text:style-name="T7">P</text:span>rezentacja, <text:span text:style-name="T7">czyli uruchamianie gotowych przykładów</text:span> wraz z omówieniem najważniejszych fragmentów kodu.</text:p>
        </text:list-item>
        <text:list-item>
          <text:p text:style-name="P35"><text:span text:style-name="T7">W</text:span>spólne budowanie programów od podstaw: <text:span text:style-name="T7">kodowanie w edytorze, wklejanie bardziej skomplikowanych fragmentów kodu.</text:span></text:p>
        </text:list-item>
        <text:list-item>
          <text:p text:style-name="P35"><text:span text:style-name="T7">Ć</text:span>wicz<text:span text:style-name="T7">enia</text:span> w interpreterze Pythona <text:span text:style-name="T7">– niezbędne m. in. podczas wyjaśnianiu elementów języka oraz konstrukcji wykorzystywanych w przykładach.</text:span></text:p>
        </text:list-item>
        <text:list-item>
          <text:p text:style-name="P36">Ćwiczenia i zadania wykonywane samodzielnie przez uczestników.</text:p>
        </text:list-item>
      </text:list>
      <text:p text:style-name="P15"/>
      <text:h text:style-name="Heading_20_3" text:outline-level="3">Warsztaty promocyjne (4,<text:span text:style-name="T59">5</text:span> godz.)</text:h>
      <text:h text:style-name="Heading_20_4" text:outline-level="4"><text:span text:style-name="T82">Podstawy Pythona</text:span></text:h>
      <text:p text:style-name="P51"><text:span text:style-name="T36">Czas realizacji</text:span><text:span text:style-name="T57">: 3 * 45 min.</text:span></text:p>
      <text:p text:style-name="P38"><text:span text:style-name="T36">Metody</text:span><text:span text:style-name="T57">: kodowanie programu w edytorze od podstaw, wprowadzanie elementów języka w konsoli interpretera, ćwiczenia samodzielne w zależności od poziomu grupy.</text:span></text:p>
      <text:p text:style-name="P38"><text:span text:style-name="T40">Programy, m</text:span><text:span text:style-name="T36">ateriały </text:span><text:span text:style-name="T39">i środki</text:span><text:span text:style-name="T57">: Python 2.7.x, edytor kodu, terminal, zalecany system Linux live </text:span><text:span text:style-name="T19">LxPupTahr</text:span><text:span text:style-name="T57">, wersja HTML scenariusza </text:span><text:span text:style-name="T32">Toto Lotek, punkty 5.1.1 – 5.1.10</text:span><text:span text:style-name="T57">, kod pełnego programu oraz ewentualne wersje pośrednie. Projektor, dostęp do internetu nie jest konieczny.</text:span></text:p>
      <text:p text:style-name="P38"><text:span text:style-name="T37">Realizacja</text:span><text:span text:style-name="T57">: Na początku zapoznajemy użytkowników ze środowiskiem i narzędziami, tj. menedżer plików, edytor i jego konfiguracja, terminal znakowy, konsola Pythona, uruchamianie skryptu w terminalu, uruchamianie z edytora.</text:span></text:p>
      <text:p text:style-name="P39"><text:span text:style-name="T67">Omawiamy założenia aplikacji "Mały lotek": losowanie pojedynczej liczby i próba jej odgadnięcia przez użytkownika. </text:span>Następnie rozpoczynamy wspólne kodowanie <text:span text:style-name="T66">wg materiału. Po skończeniu pierwszej części omawiamy założenia drugiej "Duży lotek": losowanie i zgadywanie wielu liczb. Realizujemy ją tylko do punktu 5.1.10 "Błędne dane!" (przy czym obsługę błędnych danych można wprowadzić wcześniej).</text:span></text:p>
      <text:p text:style-name="P40">Po ukończeniu pierwszej i drugiej części po zakomentowaniu instrukcji drukujących losowane liczby można urządzić mini-konkurs, <text:span text:style-name="T70">najlepiej z nagrodami :-)</text:span></text:p>
      <text:p text:style-name="P41">Budując program <text:span text:style-name="T79">można</text:span> reżyserować <text:span text:style-name="T80">podstawowe </text:span>błędy <text:span text:style-name="T80">składniowe</text:span> <text:span text:style-name="T65">i logiczne, aby u</text:span>czestnicy <text:span text:style-name="T81">nauczyli</text:span> się je dostrzegać i usuwać. Np.: <text:s/>próba użycia liczby pobranej od użytkownika bez przekształcenia jej na typ całkowity, niewłaściwe wcięcia, brak inkrementacji zmiennej iteracyjnej (nieskończona pętla), itp.</text:p>
      <text:p text:style-name="P42">Uczymy dobrych praktyk programowania: przejrzystość kodu <text:span text:style-name="T68">(odstępy) i</text:span> komentarz<text:span text:style-name="T69">e</text:span>.</text:p>
      <text:h text:style-name="Heading_20_4" text:outline-level="4"><text:soft-page-break/><text:span text:style-name="T83">Wykresy w Pythonie</text:span></text:h>
      <text:p text:style-name="P52"><text:span text:style-name="T34">Czas realizacji</text:span>: 1 * <text:span text:style-name="T74">30</text:span> min.</text:p>
      <text:p text:style-name="P45"><text:span text:style-name="T34">Metody</text:span>: <text:span text:style-name="T72">ćwiczenia w konsoli Pythona, wspólnie tworzenie i rozwijanie skryptów generujących wykresy, ćwiczenie samodzielne</text:span></text:p>
      <text:p text:style-name="P44"><text:span text:style-name="T40">Programy, m</text:span><text:span text:style-name="T36">ateriały </text:span><text:span text:style-name="T39">i środki</text:span><text:span text:style-name="T57">:</text:span> <text:span text:style-name="T57">Python 2.7.x, biblioteka </text:span><text:span text:style-name="T19">Matplotlib</text:span><text:span text:style-name="T57">, edytor kodu, terminal, zalecany system Linux live </text:span><text:span text:style-name="T19">LxPupTahr</text:span><text:span text:style-name="T57">, wersja HTML scenariusza </text:span><text:span text:style-name="T32">Python kreśli</text:span><text:span text:style-name="T57">. Projektor, dostęp do internetu nie jest konieczny.</text:span></text:p>
      <text:p text:style-name="P43"><text:span text:style-name="T34">Realizacja</text:span>: <text:span text:style-name="T96">Zaczynamy od prostego przykładu w konsoli Pythona, z której cały czas korzystamy. Stopniowo kodujemy przykłady wykorzystując je do praktycznego (!) wprowadzenia </text:span><text:span text:style-name="T30">wyrażeń listowych</text:span><text:span text:style-name="T96"> zastępujących pętle </text:span><text:span text:style-name="T30">for</text:span><text:span text:style-name="T96">. Pokazujemy również mechanizmy związane z indeksowaniem list, m. in. notację wycinkową (ang. </text:span><text:span text:style-name="T23">slice</text:span><text:span text:style-name="T73">). Nie ma potrzeby ani czasu na dokładne wyjaśnienia tych technik. Celem ich użycia jest zaprezentowanie jednej z zalet Pythona: zwięzłości. Jeżeli wystarczy czasu, zachęcamy do samodzielnego sporządzenia wykresu funkcji kwadratowej.</text:span></text:p>
      <text:h text:style-name="Heading_20_4" text:outline-level="4"><text:span text:style-name="T84">Gra robotów</text:span> (Robot Game)</text:h>
      <text:p text:style-name="P53"><text:span text:style-name="T34">Czas realizacji</text:span>: <text:span text:style-name="T75">2 * 45 min. + 15 min.</text:span></text:p>
      <text:p text:style-name="P46"><text:span text:style-name="T38">Metody</text:span><text:span text:style-name="T59">: omówienie zasad gry, pokaz rozgrywki między przykładowymi robotami, kodowanie klasy robota z wykorzystaniem "klocków" (gotowego kodu), uruchamianie kolejnych walk.</text:span></text:p>
      <text:p text:style-name="P54"><text:span text:style-name="T40">Programy, m</text:span><text:span text:style-name="T36">ateriały </text:span><text:span text:style-name="T39">i środki</text:span><text:span text:style-name="T57">: Python 2.7.x, biblioteka </text:span><text:span text:style-name="T19">rgkit</text:span><text:span text:style-name="T57">, przykładowe roboty z repozytorium </text:span><text:span text:style-name="T19">robotgame-bots</text:span><text:span text:style-name="T57"> oraz skrypt </text:span><text:span text:style-name="T19">rgsimulator</text:span><text:span text:style-name="T57">, edytor kodu, terminal, zalecany system Linux live </text:span><text:span text:style-name="T19">LxPupTahr</text:span><text:span text:style-name="T57">, wersja HTML scenariusza </text:span><text:span text:style-name="T32">Gra robotów</text:span>, końcowy kod przykładowego robota <text:span text:style-name="T85">w wersji A i B</text:span>, koniecznie <text:span text:style-name="T85">(!)</text:span> kody <text:span text:style-name="T86">wersji </text:span>pośredni<text:span text:style-name="T86">ch</text:span>. <text:span text:style-name="T87">Projektor, dostęp do internetu lub scenariusz offline w wersji HTML dla każdego uczestnika.</text:span></text:p>
      <text:p text:style-name="P48"><text:span text:style-name="T34">Realizacja</text:span>: <text:span text:style-name="T63">Na początku omawiamy </text:span><text:a xlink:type="simple" xlink:href="http://python101.readthedocs.org/pl/latest/rg/zasady.html" text:style-name="Internet_20_link" text:visited-style-name="Visited_20_Internet_20_Link"><text:span text:style-name="T63">przygotowanie środowiska testowego</text:span></text:a><text:span text:style-name="T63">, czyli użycie </text:span><text:span text:style-name="T29">virtualenv</text:span><text:span text:style-name="T95">, instalację biblioteki </text:span><text:span text:style-name="T29">rgkit,</text:span><text:span text:style-name="T95"> </text:span><text:span text:style-name="T29">rgbots</text:span><text:span text:style-name="T54"> </text:span><text:span text:style-name="T51">i </text:span><text:span text:style-name="T21">rgsimulator</text:span><text:span text:style-name="T95">, polecenie </text:span><text:span text:style-name="T29">rgrun</text:span><text:span text:style-name="T21">.</text:span><text:span text:style-name="T51"> </text:span><text:span text:style-name="T52">Uwaga: jeżeli korzystać będziemy z systemu </text:span><text:span text:style-name="T25">LxPupTahr</text:span><text:span text:style-name="T52">, </text:span><text:span text:style-name="T53">w katalogu </text:span><text:span text:style-name="T26">~/robot</text:span><text:span text:style-name="T53"> mamy kompletne wirtualne środowisko pracy.</text:span></text:p>
      <text:p text:style-name="P47">Podstawą jest <text:span text:style-name="T62">zrozumienie</text:span> reguł. <text:span text:style-name="T88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27">Klocki 1</text:span></text:a><text:span text:style-name="T88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88">amy "prawdziwe"</text:span> walk<text:span text:style-name="T88">i, w tym z robotami open source (np. </text:span><text:span text:style-name="T27">stupid26.py</text:span><text:span text:style-name="T88">)</text:span>.</text:p>
      <text:p text:style-name="P49"><text:span text:style-name="T89">Dalej</text:span> <text:span text:style-name="T89">rozwijamy </text:span>strategi<text:span text:style-name="T89">ę działania robota w oparciu o funkcje – </text:span><text:a xlink:type="simple" xlink:href="http://python101.readthedocs.org/pl/latest/rg/klocki02a.html" text:style-name="Internet_20_link" text:visited-style-name="Visited_20_Internet_20_Link"><text:span text:style-name="T89">Klocki 2A</text:span></text:a><text:span text:style-name="T89"> i/lub zbiory – </text:span><text:a xlink:type="simple" xlink:href="http://python101.readthedocs.org/pl/latest/rg/klocki02b.html" text:style-name="Internet_20_link" text:visited-style-name="Visited_20_Internet_20_Link"><text:span text:style-name="T89">Klocki 2B</text:span></text:a><text:span text:style-name="T89">. W zależności od poziomu grupy można przećwiczyć: tylko wersję A, A następnie B, A i B równolegle z porównywaniem kodu. Uwaga: nie mamy czasu na wyjaśnianie szczegółów implementacji, takich np. jak w wyrażenia zbiorów lub funkcje lambda.</text:span></text:p>
      <text:p text:style-name="P55"><text:soft-page-break/><text:span text:style-name="T90">Wprowadzając kolejne zasady, wyjaśniamy</text:span> odwołania do <text:span text:style-name="T60">api </text:span>biblioteki <text:span text:style-name="T12">rg</text:span> w dodawanych "klockach". <text:span text:style-name="T61">Kolejne wersje robota zapisujemy w osobnych plikach, aby można je było konfrontować ze sobą.</text:span></text:p>
      <text:p text:style-name="P50"><text:span text:style-name="T61">Zachęcamy uczestników do analizy kodu i zachowań robotów: co nam dało wprowadzenie danej zasady? jak można zmienić kolejność ich stosowania w kodzie? jak zachowują się roboty open source? jak można ulepszyć działanie robota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5</text:page-number></text:p>
            </table:table-cell>
          </table:table-row>
        </table:table>
        <text:p text:style-name="MP3"/>
      </style:header>
      <style:footer>
        <text:p text:style-name="MP4">Przygotował: Robert Bednar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7-02T17:51:47.470797426</dc:date>
    <meta:editing-duration>PT8H48M</meta:editing-duration>
    <meta:editing-cycles>306</meta:editing-cycles>
    <meta:generator>LibreOffice/4.4.3.2$Linux_X86_64 LibreOffice_project/40m0$Build-2</meta:generator>
    <meta:document-statistic meta:table-count="1" meta:image-count="0" meta:object-count="0" meta:page-count="5" meta:paragraph-count="73" meta:word-count="1298" meta:character-count="10021" meta:non-whitespace-character-count="8814"/>
  </office:meta>
</office:document-meta>
</file>